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h text:style-name="Heading_20_1" text:outline-level="1"><text:bookmark-start text:name="footnotes-and-endnotes-test-document"/>Footnotes and Endnotes Test Document<text:bookmark-end text:name="footnotes-and-endnotes-test-document"/></text:h>
      <text:p text:style-name="First_20_paragraph">This document tests footnote and endnote conversion across formats.</text:p>
      <text:h text:style-name="Heading_20_2" text:outline-level="2"><text:bookmark-start text:name="introduction"/>Introduction<text:bookmark-end text:name="introduction"/></text:h>
      <text:p text:style-name="First_20_paragraph">Rich text formats like DOCX and ODT support footnotes<text:note text:id="ftn0" text:note-class="footnote"><text:note-citation>1</text:note-citation><text:note-body><text:p text:style-name="Footnote">This is the first footnote, testing basic footnote conversion.</text:p></text:note-body></text:note> and endnotes<text:note text:id="ftn1" text:note-class="footnote"><text:note-citation>2</text:note-citation><text:note-body><text:p text:style-name="Footnote">This is an endnote example (though Markdown doesn’t distinguish footnotes from endnotes - both use the same syntax).</text:p></text:note-body></text:note> for academic and professional documents. Footnotes appear at the bottom of the page, while endnotes appear at the end of the document or section.</text:p>
      <text:h text:style-name="Heading_20_2" text:outline-level="2"><text:bookmark-start text:name="text-with-multiple-notes"/>Text with Multiple Notes<text:bookmark-end text:name="text-with-multiple-notes"/></text:h>
      <text:p text:style-name="First_20_paragraph">First paragraph with a footnote reference<text:note text:id="ftn2" text:note-class="footnote"><text:note-citation>3</text:note-citation><text:note-body><text:p text:style-name="Footnote">Second footnote with more detailed content. Footnotes can contain <text:span text:style-name="T1">bold</text:span> and <text:span text:style-name="T2">italic</text:span> formatting.</text:p></text:note-body></text:note>. This helps validate that footnotes are preserved during format conversion.</text:p>
      <text:p text:style-name="Text_20_body">Second paragraph with another footnote<text:note text:id="ftn3" text:note-class="footnote"><text:note-citation>4</text:note-citation><text:note-body><text:p text:style-name="Footnote">Third footnote. Testing sequential numbering across paragraphs.</text:p></text:note-body></text:note> to test multiple notes in sequence. The converter should maintain the note markers and their corresponding definitions.</text:p>
      <text:h text:style-name="Heading_20_2" text:outline-level="2"><text:bookmark-start text:name="nested-content"/>Nested Content<text:bookmark-end text:name="nested-content"/></text:h>
      <text:h text:style-name="Heading_20_3" text:outline-level="3"><text:bookmark-start text:name="lists-with-footnotes"/>Lists with Footnotes<text:bookmark-end text:name="lists-with-footnotes"/></text:h>
      <text:list text:style-name="L1">
        <text:list-item>
          <text:p text:style-name="P1">List item one with a note<text:note text:id="ftn4" text:note-class="footnote"><text:note-citation>5</text:note-citation><text:note-body><text:p text:style-name="Footnote">Footnote within a list item, testing structural nesting.</text:p></text:note-body></text:note></text:p>
        </text:list-item>
        <text:list-item>
          <text:p text:style-name="P1">List item two without a note</text:p>
        </text:list-item>
        <text:list-item>
          <text:p text:style-name="P1">List item three with another note<text:note text:id="ftn5" text:note-class="footnote"><text:note-citation>6</text:note-citation><text:note-body><text:p text:style-name="Footnote">Another list footnote to ensure multiple notes in lists work.</text:p></text:note-body></text:note></text:p>
        </text:list-item>
      </text:list>
      <text:h text:style-name="Heading_20_3" text:outline-level="3"><text:bookmark-start text:name="tables-with-footnotes"/>Tables with Footnotes<text:bookmark-end text:name="tables-with-footnote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lumn A</text:p>
            </table:table-cell>
            <table:table-cell table:style-name="TableHeaderRowCell" office:value-type="string">
              <text:p text:style-name="Table_20_Heading">Column B</text:p>
            </table:table-cell>
          </table:table-row>
        </table:table-header-rows>
        <table:table-row>
          <table:table-cell table:style-name="TableRowCell" office:value-type="string">
            <text:p text:style-name="Table_20_Contents">Value 1<text:note text:id="ftn6" text:note-class="footnote"><text:note-citation>7</text:note-citation><text:note-body><text:p text:style-name="Footnote">Footnote in a table cell, testing notes in complex structures.</text:p></text:note-body></text:note></text:p>
          </table:table-cell>
          <table:table-cell table:style-name="TableRowCell" office:value-type="string">
            <text:p text:style-name="Table_20_Contents">Value 2</text:p>
          </table:table-cell>
        </table:table-row>
        <table:table-row>
          <table:table-cell table:style-name="TableRowCell" office:value-type="string">
            <text:p text:style-name="Table_20_Contents">Value 3</text:p>
          </table:table-cell>
          <table:table-cell table:style-name="TableRowCell" office:value-type="string">
            <text:p text:style-name="Table_20_Contents">Value 4<text:note text:id="ftn7" text:note-class="footnote"><text:note-citation>8</text:note-citation><text:note-body><text:p text:style-name="Footnote">Another table footnote in a different cell.</text:p></text:note-body></text:note></text:p>
          </table:table-cell>
        </table:table-row>
      </table:table>
      <text:h text:style-name="Heading_20_2" text:outline-level="2"><text:bookmark-start text:name="conclusion"/>Conclusion<text:bookmark-end text:name="conclusion"/></text:h>
      <text:p text:style-name="First_20_paragraph">This document contains seven footnotes total, which should be detected and preserved when converting between formats like DOCX, ODT, and Markdown<text:note text:id="ftn8" text:note-class="footnote"><text:note-citation>9</text:note-citation><text:note-body><text:p text:style-name="Footnote">Final footnote in the conclusion.</text:p></text:note-body></text:note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/>
    <dc:description/>
    <dc:subject/>
    <meta:keyword/>
    <meta:initial-creator/>
    <dc:creator/>
    <meta:creation-date>2025-12-03T17:01:14Z</meta:creation-date>
    <dc:date>2025-12-03T17:01:14Z</dc:date>
  </office:meta>
</office:document-meta>
</file>